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bf0041"/>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8.30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3.52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8">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8">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8">سالمی</text:span>، [درون <text:span text:style-name="T8">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8">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s</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8">[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8">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8">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7">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8">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8">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8">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8">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22">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6: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0">00/00/0000</text:date>, <text:time style:data-style-name="N2" text:time-value="12:45:44.52314378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2-20T15:00:12.902677430</dc:date>
    <meta:editing-duration>P101DT17H33M45S</meta:editing-duration>
    <meta:editing-cycles>4482</meta:editing-cycles>
    <meta:generator>LibreOffice/6.4.7.2$Linux_X86_64 LibreOffice_project/40$Build-2</meta:generator>
    <meta:document-statistic meta:table-count="3" meta:cell-count="706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